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ule type</text:p>
          </table:table-cell>
          <table:table-cell office:value-type="string" calcext:value-type="string">
            <text:p>Revision</text:p>
          </table:table-cell>
          <table:table-cell/>
          <table:table-cell table:style-name="Default" office:value-type="string" calcext:value-type="string">
            <text:p>FUSB</text:p>
          </table:table-cell>
          <table:table-cell office:value-type="string" calcext:value-type="string">
            <text:p>HWCFG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16</text:p>
          </table:table-cell>
          <table:table-cell office:value-type="string" calcext:value-type="string">
            <text:p>B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IF(ISBLANK([.E3]);&quot;&quot;;DEC2BIN([.E3];8)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formula="of:=IF(ISBLANK([.E4]);&quot;&quot;;DEC2BIN([.E4];8))" office:value-type="string" office:string-value="00001000" calcext:value-type="string">
            <text:p>0000100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9" calcext:value-type="float">
            <text:p>9</text:p>
          </table:table-cell>
          <table:table-cell table:formula="of:=IF(ISBLANK([.E5]);&quot;&quot;;DEC2BIN([.E5];8))" office:value-type="string" office:string-value="00001001" calcext:value-type="string">
            <text:p>0000100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IF(ISBLANK([.E6]);&quot;&quot;;DEC2BIN([.E6];8))">
            <text:p/>
          </table:table-cell>
        </table:table-row>
        <table:table-row table:style-name="ro1">
          <table:table-cell office:value-type="string" calcext:value-type="string">
            <text:p>BU16</text:p>
          </table:table-cell>
          <table:table-cell office:value-type="string" calcext:value-type="string">
            <text:p>B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28" calcext:value-type="float">
            <text:p>128</text:p>
          </table:table-cell>
          <table:table-cell table:formula="of:=IF(ISBLANK([.E7]);&quot;&quot;;DEC2BIN([.E7];8))" office:value-type="string" office:string-value="10000000" calcext:value-type="string">
            <text:p>1000000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36" calcext:value-type="float">
            <text:p>136</text:p>
          </table:table-cell>
          <table:table-cell table:formula="of:=IF(ISBLANK([.E8]);&quot;&quot;;DEC2BIN([.E8];8))" office:value-type="string" office:string-value="10001000" calcext:value-type="string">
            <text:p>1000100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37" calcext:value-type="float">
            <text:p>137</text:p>
          </table:table-cell>
          <table:table-cell table:formula="of:=IF(ISBLANK([.E9]);&quot;&quot;;DEC2BIN([.E9];8))" office:value-type="string" office:string-value="10001001" calcext:value-type="string">
            <text:p>10001001</text:p>
          </table:table-cell>
        </table:table-row>
        <table:table-row table:style-name="ro1">
          <table:table-cell table:number-columns-repeated="5"/>
          <table:table-cell table:formula="of:=IF(ISBLANK([.E10]);&quot;&quot;;DEC2BIN([.E10];8))">
            <text:p/>
          </table:table-cell>
        </table:table-row>
        <table:table-row table:style-name="ro1">
          <table:table-cell office:value-type="string" calcext:value-type="string">
            <text:p>PBF4</text:p>
          </table:table-cell>
          <table:table-cell office:value-type="string" calcext:value-type="string">
            <text:p>A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64" calcext:value-type="float">
            <text:p>64</text:p>
          </table:table-cell>
          <table:table-cell table:formula="of:=IF(ISBLANK([.E11]);&quot;&quot;;DEC2BIN([.E11];8))" office:value-type="string" office:string-value="01000000" calcext:value-type="string">
            <text:p>0100000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5" calcext:value-type="float">
            <text:p>65</text:p>
          </table:table-cell>
          <table:table-cell table:formula="of:=IF(ISBLANK([.E12]);&quot;&quot;;DEC2BIN([.E12];8))" office:value-type="string" office:string-value="01000001" calcext:value-type="string">
            <text:p>01000001</text:p>
          </table:table-cell>
        </table:table-row>
        <table:table-row table:style-name="ro1">
          <table:table-cell table:number-columns-repeated="5"/>
          <table:table-cell table:formula="of:=IF(ISBLANK([.E13]);&quot;&quot;;DEC2BIN([.E13];8))">
            <text:p/>
          </table:table-cell>
        </table:table-row>
        <table:table-row table:style-name="ro1">
          <table:table-cell office:value-type="string" calcext:value-type="string">
            <text:p>EN16</text:p>
          </table:table-cell>
          <table:table-cell office:value-type="string" calcext:value-type="string">
            <text:p>A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92" calcext:value-type="float">
            <text:p>192</text:p>
          </table:table-cell>
          <table:table-cell table:formula="of:=IF(ISBLANK([.E14]);&quot;&quot;;DEC2BIN([.E14];8))" office:value-type="string" office:string-value="11000000" calcext:value-type="string">
            <text:p>1100000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93" calcext:value-type="float">
            <text:p>193</text:p>
          </table:table-cell>
          <table:table-cell table:formula="of:=IF(ISBLANK([.E15]);&quot;&quot;;DEC2BIN([.E15];8))" office:value-type="string" office:string-value="11000001" calcext:value-type="string">
            <text:p>11000001</text:p>
          </table:table-cell>
        </table:table-row>
        <table:table-row table:style-name="ro1">
          <table:table-cell table:number-columns-repeated="5"/>
          <table:table-cell table:formula="of:=IF(ISBLANK([.E16]);&quot;&quot;;DEC2BIN([.E16];8))">
            <text:p/>
          </table:table-cell>
        </table:table-row>
        <table:table-row table:style-name="ro1">
          <table:table-cell office:value-type="string" calcext:value-type="string">
            <text:p>EN16 ND</text:p>
          </table:table-cell>
          <table:table-cell office:value-type="string" calcext:value-type="string">
            <text:p>A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formula="of:=IF(ISBLANK([.E17]);&quot;&quot;;DEC2BIN([.E17];8))" office:value-type="string" office:string-value="11001000" calcext:value-type="string">
            <text:p>1100100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1" calcext:value-type="float">
            <text:p>201</text:p>
          </table:table-cell>
          <table:table-cell table:formula="of:=IF(ISBLANK([.E18]);&quot;&quot;;DEC2BIN([.E18];8))" office:value-type="string" office:string-value="11001001" calcext:value-type="string">
            <text:p>1100100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IF(ISBLANK([.E19]);&quot;&quot;;DEC2BIN([.E19];8))">
            <text:p/>
          </table:table-cell>
        </table:table-row>
        <table:table-row table:style-name="ro1">
          <table:table-cell office:value-type="string" calcext:value-type="string">
            <text:p>EF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21/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table:formula="of:=IF(ISBLANK([.E20]);&quot;&quot;;DEC2BIN([.E20];8))" office:value-type="string" office:string-value="00100000" calcext:value-type="string">
            <text:p>00100000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2021/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3" calcext:value-type="float">
            <text:p>33</text:p>
          </table:table-cell>
          <table:table-cell table:formula="of:=IF(ISBLANK([.E21]);&quot;&quot;;DEC2BIN([.E21];8))" office:value-type="string" office:string-value="00100001" calcext:value-type="string">
            <text:p>0010000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IF(ISBLANK([.E22]);&quot;&quot;;DEC2BIN([.E22];8))">
            <text:p/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IF(ISBLANK([.E23]);&quot;&quot;;DEC2BIN([.E23];8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7:36:17.631383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3:51:24.486847303</meta:creation-date>
    <dc:date>2021-10-04T18:00:07.334163542</dc:date>
    <meta:editing-duration>PT52M30S</meta:editing-duration>
    <meta:editing-cycles>3</meta:editing-cycles>
    <meta:generator>LibreOffice/7.1.6.2$Linux_X86_64 LibreOffice_project/10$Build-2</meta:generator>
    <meta:document-statistic meta:table-count="1" meta:cell-count="81" meta:object-count="0"/>
  </office:meta>
</office:document-meta>
</file>